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bbiamo consentire a due unità distinte, inizialmente l'unità di elaborazione C e l'unità di memoria M, di comunicare, senza però che esse debbano conoscere i dettagli implementativi l'una dell'altra. Per fare questo, esse debbono condividere una semantica comune, cioè un insieme di concetti conosciuti da entrambi, cosicché, se C espone una funzione che lavora su una tessera, M sappia cos'è una tessera, anche se i due concetti sono implementati in maniera diversa. Una semantica è la definizione di un insieme di concetti relativi al funzionamento e alla comunicazione tra le due unità, Per matrix, un esempio di semantica tra C ed M potrebbe essere il seguente:<text:line-break/><text:line-break/>- Matrice: è una struttura multidimensionale di posizioni discrete nelle quali possono essere collocate delle tessere, pensate come punti materiali in un iperspazio. Una matrice ha un numero di posizioni fissato per ogni dimensione. Questi numeri sono decisi dall'utente in fase di inizializzazione di una partita, e non possono cambiare nel corso di una stessa partita.<text:line-break/>- Posizione: è un insieme di coordinate nello spazio multidimensionale creato dalla matrice. Le posizioni possono essere utilizzate per localizzare le tessere nella matrice, o per identificare le posizioni ordinate che dovrebbero assumere le tessere.<text:line-break/>- Estensione: numero di posizioni lungo una dimensione della matrice<text:line-break/>- Capacità: numero massimo di posizioni presenti nella matrice<text:line-break/>- Riempimento: numero di tessere contenute nella matrice<text:line-break/>- Tessera: è un elemento mobile che può essere collocato in corrispondenza di una posizione all'interno della matrice. E' mobile nel senso che nel corso della partita una tessera può cambiare posizione. Due tessere, però, non possono avere la stessa posizione, e l'unico movimento possibile per una tessera è il suo spostamento in una posizione vuota adiacente. Ogni tessera ha una posizione ordinata. Se tutte le tessere si trovano nella loro posizione ordinata, si vince il gioco.<text:line-break/>- Spostamento: è il movimento di una tessera in una direzione. Non tutti gli spostamenti sono legali: in particolare, è possibile spostare una tessera soltanto in una posizione vuota adiacente.<text:line-break/>- Direzione: è un versore dello spazio che indica una delle n direzioni possibili, con verso.<text:line-break/><text:line-break/>Questo abbozzo di protocollo è stato pensato avendo in mente le necessità dello svolgimento del gioco. Probabilmente sarà il caso di aggiungere nuovi elementi, ad esempio per normalizzare le comunicazioni relative alla gestione delle partite salvate, ma quest'ultima funzionalità può essere lasciata come una feature aggiuntiva.<text:line-break/><text:line-break/>Una volta definita una semantica, si possono definire i servizi delle unità, cioè l'insieme di funzioni da esse svolte, e le interfacce, cioè l'insieme delle modalità di accesso alle funzioni, comprensive di nome, tipo di input, tipo di output.I servizi e le interfacce devono sottostare alla semantica descritta in precedenza. <text:line-break/><text:line-break/><text:line-break/><text:tab/><text:tab/><text:tab/><text:tab/><text:tab/><text:tab/><text:tab/><text:tab/>-------------------------//------------------------------<text:line-break/><text:line-break/>In linea di principio, io non devo progettare una unità A sulla base della conoscenza dell'implementazione di un'altra unità B dello stesso livello, perché se cambiassi l'implementazione di B sarei costretto addirittura a cambiare l'interfaccia di A. Il problema, però, è che se A deve usare B, cioè A per funzionare deve usare le funzioni di B, come faccio a scegliere quali funzioni deve avere B senza sapere quali funzioni servono ad A (non conoscendo ancora l'implementazione di A)? L'unica soluzione è fare in modo che B esponga un insieme di funzioni talmente ampio e generico da far sì che A in qualche modo riesca a realizzare i propri algoritmi (qualunque sia la loro implementazione) usando solo le funzioni già predisposte in B, senza richiederne di nuove. In questo modo B sarà utilizzabile senza modifiche da un gran numero di altre unità.<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Zamuner</meta:initial-creator>
    <meta:creation-date>2011-04-18T15:03:05.48</meta:creation-date>
    <meta:document-statistic meta:table-count="0" meta:image-count="0" meta:object-count="0" meta:page-count="1" meta:paragraph-count="1" meta:word-count="587" meta:character-count="3833"/>
    <dc:date>2011-04-18T15:04:02.81</dc:date>
    <dc:creator>Michele Zamuner</dc:creator>
    <meta:editing-duration>PT00H00M57S</meta:editing-duration>
    <meta:editing-cycles>1</meta:editing-cycles>
    <meta:generator>OpenOffice.org/3.2$Win32 OpenOffice.org_project/320m18$Build-9502</meta:generator>
  </office:meta>
</office:document-meta>
</file>